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tarSymbol" svg:font-family="StarSymbol" style:font-pitch="variable" style:font-charset="x-symbo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Tableau1" style:family="table">
      <style:table-properties style:width="14.968cm" table:align="left"/>
    </style:style>
    <style:style style:name="Tableau1.A" style:family="table-column">
      <style:table-column-properties style:column-width="4.24cm"/>
    </style:style>
    <style:style style:name="Tableau1.B" style:family="table-column">
      <style:table-column-properties style:column-width="10.728cm"/>
    </style:style>
    <style:style style:name="Tableau1.B1" style:family="table-cell">
      <style:table-cell-properties style:vertical-align="middle"/>
    </style:style>
    <style:style style:name="P1" style:family="paragraph" style:parent-style-name="Footer">
      <style:paragraph-properties fo:text-align="center" style:justify-single-word="false"/>
    </style:style>
    <style:style style:name="P2" style:family="paragraph" style:parent-style-name="Table_20_Contents">
      <style:paragraph-properties fo:text-align="start" style:justify-single-word="false"/>
    </style:style>
    <style:style style:name="P3" style:family="paragraph" style:parent-style-name="Preformatted_20_Text">
      <style:paragraph-properties fo:margin-top="0cm" fo:margin-bottom="0.499cm"/>
    </style:style>
    <style:style style:name="P4" style:family="paragraph" style:parent-style-name="Preformatted_20_Text">
      <style:paragraph-properties fo:margin-left="1.251cm" fo:margin-right="0cm" fo:text-indent="0cm" style:auto-text-indent="false"/>
    </style:style>
    <style:style style:name="P5" style:family="paragraph" style:parent-style-name="Preformatted_20_Text">
      <style:paragraph-properties fo:margin-left="1.251cm" fo:margin-right="0cm" fo:margin-top="0cm" fo:margin-bottom="0.499cm" fo:text-indent="0cm" style:auto-text-indent="false"/>
    </style:style>
    <style:style style:name="P6" style:family="paragraph" style:parent-style-name="Text_20_body">
      <style:paragraph-properties fo:margin-left="1.251cm" fo:margin-right="0cm" fo:text-indent="0cm" style:auto-text-indent="false"/>
    </style:style>
    <style:style style:name="P7" style:family="paragraph" style:parent-style-name="Text_20_body">
      <style:paragraph-properties fo:margin-left="1.251cm" fo:margin-right="0cm" fo:text-indent="0cm" style:auto-text-indent="false"/>
      <style:text-properties style:font-name="Times New Roman"/>
    </style:style>
    <style:style style:name="P8" style:family="paragraph" style:parent-style-name="Preformatted_20_Text">
      <style:paragraph-properties fo:margin-left="0cm" fo:margin-right="0cm" fo:text-indent="0cm" style:auto-text-indent="false"/>
    </style:style>
    <style:style style:name="P9" style:family="paragraph" style:parent-style-name="Preformatted_20_Text">
      <style:paragraph-properties fo:margin-left="0cm" fo:margin-right="0cm" fo:margin-top="0cm" fo:margin-bottom="0.499cm" fo:text-indent="0cm" style:auto-text-indent="false"/>
    </style:style>
    <style:style style:name="P10" style:family="paragraph" style:parent-style-name="Text_20_body">
      <style:paragraph-properties fo:margin-left="0cm" fo:margin-right="0cm" fo:margin-top="0cm" fo:margin-bottom="0.499cm" fo:text-indent="0cm" style:auto-text-indent="false"/>
    </style:style>
    <style:style style:name="P11" style:family="paragraph" style:parent-style-name="Text_20_body">
      <style:paragraph-properties fo:text-align="start" style:justify-single-word="false"/>
    </style:style>
    <style:style style:name="P12" style:family="paragraph" style:parent-style-name="Heading">
      <style:paragraph-properties fo:text-align="start" style:justify-single-word="false"/>
    </style:style>
    <style:style style:name="P13" style:family="paragraph" style:parent-style-name="Text_20_body" style:list-style-name="L1"/>
    <style:style style:name="P14" style:family="paragraph" style:parent-style-name="Text_20_body" style:list-style-name="L3"/>
    <style:style style:name="P15" style:family="paragraph" style:parent-style-name="Text_20_body" style:list-style-name="L4"/>
    <style:style style:name="P16" style:family="paragraph" style:parent-style-name="Text_20_body" style:list-style-name="L5">
      <style:text-properties fo:font-weight="bold" style:font-weight-asian="bold" style:font-weight-complex="bold"/>
    </style:style>
    <style:style style:name="P17" style:family="paragraph" style:parent-style-name="Text_20_body" style:list-style-name="L7">
      <style:text-properties style:font-name="Times New Roman" fo:font-weight="bold" style:font-weight-asian="bold" style:font-weight-complex="bold"/>
    </style:style>
    <style:style style:name="P18" style:family="paragraph" style:parent-style-name="Text_20_body" style:list-style-name="L9"/>
    <style:style style:name="P19" style:family="paragraph" style:parent-style-name="Text_20_body" style:list-style-name="L1">
      <style:paragraph-properties fo:margin-top="0cm" fo:margin-bottom="0cm"/>
    </style:style>
    <style:style style:name="P20" style:family="paragraph" style:parent-style-name="Text_20_body" style:list-style-name="L2">
      <style:paragraph-properties fo:margin-top="0cm" fo:margin-bottom="0cm"/>
    </style:style>
    <style:style style:name="P21" style:family="paragraph" style:parent-style-name="Text_20_body">
      <style:paragraph-properties fo:margin-left="0cm" fo:margin-right="0cm" fo:text-indent="0cm" style:auto-text-indent="false"/>
    </style:style>
    <style:style style:name="P22" style:family="paragraph" style:parent-style-name="Text_20_body">
      <style:paragraph-properties fo:margin-left="0cm" fo:margin-right="0cm" fo:text-indent="0cm" style:auto-text-indent="false"/>
      <style:text-properties style:font-name="Times New Roman" fo:font-weight="bold" style:font-weight-asian="bold" style:font-weight-complex="bold"/>
    </style:style>
    <style:style style:name="P23" style:family="paragraph" style:parent-style-name="Text_20_body">
      <style:paragraph-properties fo:margin-left="1.251cm" fo:margin-right="0cm" fo:text-indent="0cm" style:auto-text-indent="false"/>
    </style:style>
    <style:style style:name="P24" style:family="paragraph" style:parent-style-name="Contents_20_1">
      <style:paragraph-properties>
        <style:tab-stops>
          <style:tab-stop style:position="17cm" style:type="right" style:leader-style="dotted" style:leader-text="."/>
        </style:tab-stops>
      </style:paragraph-properties>
    </style:style>
    <style:style style:name="P25" style:family="paragraph" style:parent-style-name="Contents_20_2">
      <style:paragraph-properties>
        <style:tab-stops>
          <style:tab-stop style:position="16.501cm" style:type="right" style:leader-style="dotted" style:leader-text="."/>
        </style:tab-stops>
      </style:paragraph-properties>
    </style:style>
    <style:style style:name="P26" style:family="paragraph" style:parent-style-name="Preformatted_20_Text">
      <style:paragraph-properties fo:margin-left="1.251cm" fo:margin-right="0cm" fo:text-indent="0cm" style:auto-text-indent="false"/>
    </style:style>
    <style:style style:name="P27" style:family="paragraph" style:parent-style-name="Preformatted_20_Text">
      <style:paragraph-properties fo:margin-left="1.251cm" fo:margin-right="0cm" fo:margin-top="0cm" fo:margin-bottom="0.499cm" fo:text-indent="0cm" style:auto-text-indent="false"/>
    </style:style>
    <style:style style:name="P28" style:family="paragraph" style:parent-style-name="Preformatted_20_Text">
      <style:paragraph-properties fo:margin-left="1.251cm" fo:margin-right="0cm" fo:margin-top="0cm" fo:margin-bottom="0cm" fo:text-indent="0cm" style:auto-text-indent="false"/>
    </style:style>
    <style:style style:name="P29" style:family="paragraph" style:parent-style-name="Preformatted_20_Text">
      <style:paragraph-properties fo:margin-left="0cm" fo:margin-right="0cm" fo:margin-top="0cm" fo:margin-bottom="0.499cm" fo:text-indent="0cm" style:auto-text-indent="false"/>
    </style:style>
    <style:style style:name="T1" style:family="text">
      <style:text-properties style:font-name="Courier New"/>
    </style:style>
    <style:style style:name="T2" style:family="text">
      <style:text-properties style:font-name="Courier New" fo:font-style="normal" style:font-style-asian="normal" style:font-style-complex="normal"/>
    </style:style>
    <style:style style:name="T3" style:family="text">
      <style:text-properties style:font-name="Times New Roman"/>
    </style:style>
    <style:style style:name="T4" style:family="text">
      <style:text-properties fo:font-weight="bold" style:font-weight-asian="bold" style:font-weight-complex="bold"/>
    </style:style>
    <style:style style:name="T5" style:family="text">
      <style:text-properties fo:font-style="normal" style:font-style-asian="normal" style:font-style-complex="normal"/>
    </style:style>
    <style:style style:name="T6" style:family="text">
      <style:text-properties style:font-name="Courier New"/>
    </style:style>
    <style:style style:name="T7" style:family="text">
      <style:text-properties style:font-name="Times New Roman"/>
    </style:style>
    <style:style style:name="T8" style:family="text">
      <style:text-properties style:font-name="Times New Roman" fo:font-style="normal" style:font-style-asian="normal" style:font-style-complex="normal"/>
    </style:style>
    <style:style style:name="T9" style:family="text">
      <style:text-properties fo:font-weight="normal" style:font-weight-asian="normal" style:font-weight-complex="normal"/>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able:table table:name="Tableau1" table:style-name="Tableau1">
        <table:table-column table:style-name="Tableau1.A"/>
        <table:table-column table:style-name="Tableau1.B"/>
        <table:table-row>
          <table:table-cell office:value-type="string">
            <text:p text:style-name="P2">Document number:</text:p>
          </table:table-cell>
          <table:table-cell table:style-name="Tableau1.B1" office:value-type="string">
            <text:p text:style-name="Table_20_Contents">D0050</text:p>
          </table:table-cell>
        </table:table-row>
        <table:table-row>
          <table:table-cell office:value-type="string">
            <text:p text:style-name="P2">Date:</text:p>
          </table:table-cell>
          <table:table-cell table:style-name="Tableau1.B1" office:value-type="string">
            <text:p text:style-name="Table_20_Contents">2015–09-15</text:p>
          </table:table-cell>
        </table:table-row>
        <table:table-row>
          <table:table-cell office:value-type="string">
            <text:p text:style-name="P2">Project:</text:p>
          </table:table-cell>
          <table:table-cell table:style-name="Tableau1.B1" office:value-type="string">
            <text:p text:style-name="Table_20_Contents">ISO/IEC JTC1 SC22 WG21</text:p>
            <text:p text:style-name="Table_20_Contents">Programming Language C++, </text:p>
            <text:p text:style-name="Table_20_Contents">Library Evolution Working Group</text:p>
          </table:table-cell>
        </table:table-row>
        <table:table-row>
          <table:table-cell office:value-type="string">
            <text:p text:style-name="P2">Reply-to:</text:p>
          </table:table-cell>
          <table:table-cell table:style-name="Tableau1.B1" office:value-type="string">
            <text:p text:style-name="Table_20_Contents">Vicente J. Botet Escriba &lt;<text:a xlink:type="simple" xlink:href="mailto:vicente.botet@wanadoo.fr">vicente.botet@wanadoo.fr</text:a>&gt;</text:p>
          </table:table-cell>
        </table:table-row>
      </table:table>
      <text:p text:style-name="P12"><text:bookmark text:name="user-content-c-generic-match-function"/>C++ generic match function</text:p>
      <text:p text:style-name="P11">Vicente J. Botet Escriba</text:p>
      <text:p text:style-name="Text_20_body">Experimental match function for C++17.</text:p>
      <text:table-of-content text:style-name="Sect1" text:protected="true" text:name="Table des matières1">
        <text:table-of-content-source text:outline-level="2">
          <text:index-title-template text:style-name="Contents_20_Heading">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Contents</text:p>
          </text:index-title>
          <text:p text:style-name="P24">Introduction<text:tab/>2</text:p>
          <text:p text:style-name="P24">Motivation and Scope<text:tab/>2</text:p>
          <text:p text:style-name="P24">Tutorial<text:tab/>2</text:p>
          <text:p text:style-name="P25">Customizing the match function<text:tab/>2</text:p>
          <text:p text:style-name="P25">Using the match function to inspect one sum type<text:tab/>3</text:p>
          <text:p text:style-name="P25">Using the match function to visit several sum types<text:tab/>4</text:p>
          <text:p text:style-name="P24">Design rationale<text:tab/>5</text:p>
          <text:p text:style-name="P25">Result type of match <text:tab/>5</text:p>
          <text:p text:style-name="P25">Multiple cases or overload<text:tab/>6</text:p>
          <text:p text:style-name="P25">Order of parameters and function name<text:tab/>6</text:p>
          <text:p text:style-name="P25">Variadics<text:tab/>6</text:p>
          <text:p text:style-name="P25">const aware matchers<text:tab/>7</text:p>
          <text:p text:style-name="P25">Non-const aware matchers<text:tab/>7</text:p>
          <text:p text:style-name="P25">Customization point<text:tab/>8</text:p>
          <text:p text:style-name="P25">Grouping with overload <text:tab/>8</text:p>
          <text:p text:style-name="P25">ss<text:tab/>8</text:p>
          <text:p text:style-name="P24">Open Points<text:tab/>9</text:p>
          <text:p text:style-name="P24">Technical Specification<text:tab/>10</text:p>
          <text:p text:style-name="P25">Header &lt;experimental/meta&gt; Synopsis<text:tab/>10</text:p>
          <text:p text:style-name="P25">Header &lt;experimental/functional&gt; Synopsis<text:tab/>10</text:p>
          <text:p text:style-name="P25">Header &lt;experimental/optional&gt; Synopsis<text:tab/>12</text:p>
          <text:p text:style-name="P25">Header &lt;experimental/variant&gt; Synopsis<text:tab/>12</text:p>
          <text:p text:style-name="P24">Further Work<text:tab/>13</text:p>
          <text:p text:style-name="P25">Visitation of std::experimental::any<text:tab/>13</text:p>
          <text:p text:style-name="P25">Tagged types<text:tab/>13</text:p>
          <text:p text:style-name="P24">Implementation<text:tab/>14</text:p>
          <text:p text:style-name="P24">Acknowledgements<text:tab/>14</text:p>
          <text:p text:style-name="P24">References<text:tab/>14</text:p>
        </text:index-body>
      </text:table-of-content>
      <text:p text:style-name="Text_20_body"/>
      <text:h text:style-name="Heading_20_1" text:outline-level="1"><text:bookmark text:name="user-content-introduction"/><text:soft-page-break/>Introduction</text:h>
      <text:p text:style-name="Text_20_body">This paper presents a proposal for generic <text:span text:style-name="Source_20_Text">match</text:span> functions that allow to visit sum types individually or by groups (product of sum types).</text:p>
      <text:h text:style-name="Heading_20_1" text:outline-level="1"><text:bookmark text:name="user-content-motivation-and-scope"/>Motivation and Scope</text:h>
      <text:p text:style-name="Text_20_body">Getting the value stored in sum types as <text:span text:style-name="Source_20_Text">variant&lt;Ts...&gt;</text:span> or <text:span text:style-name="Source_20_Text">optional&lt;T&gt;</text:span> needs to know which type is stored in. Using visitation is a common technique that makes the access safer.</text:p>
      <text:p text:style-name="Text_20_body">While the last variant proposal [N4542] includes visitation; it takes into account only visitation of homogeneous variant types. The accepted optional class doesn't provides visitation, but it can be added easily. Other classes, as the proposed expected class, could also have a visitation functionality. The question is if we want to be able to visit at once several sum types, as <text:span text:style-name="T1">variant</text:span>, <text:span text:style-name="T1">optional</text:span>, <text:span text:style-name="T1">expected</text:span>, and why not smart pointers.</text:p>
      <text:p text:style-name="Text_20_body"><text:span text:style-name="T1">std::experimental::apply()</text:span> [N3915] can be seen as a particular case of visitation of multiple types if we consider that any type can be seen as a sum type with a single type.</text:p>
      <text:p text:style-name="Text_20_body">Instead of a <text:span text:style-name="T1">visit</text:span> function, this proposal uses instead the <text:span text:style-name="T1">match</text:span> function that is used to inspect some sum types.</text:p>
      <text:h text:style-name="Heading_20_1" text:outline-level="1"><text:bookmark text:name="user-content-tutorial"/>Tutorial</text:h>
      <text:h text:style-name="Heading_20_2" text:outline-level="2"><text:bookmark text:name="user-content-customizing-the-match-function"/>Customizing the <text:span text:style-name="Source_20_Text">match</text:span> function</text:h>
      <text:p text:style-name="Text_20_body">The proposed <text:span text:style-name="Source_20_Text">match</text:span> function works for sum types <text:span text:style-name="Source_20_Text">ST</text:span> that have customized the following overloaded function</text:p>
      <text:p text:style-name="P4">template &lt;class R, class F&gt;</text:p>
      <text:p text:style-name="P5">R match(ST const&amp;, F&amp;&amp; );</text:p>
      <text:p text:style-name="Text_20_body">where the <text:span text:style-name="Source_20_Text">id</text:span> is just a tag class used to make unambiguous the overload and simplify the customization.</text:p>
      <text:p text:style-name="Text_20_body">For example, we could customize <text:span text:style-name="Source_20_Text">boost::variant </text:span>as follows: </text:p>
      <text:p text:style-name="P4">namespace boost {</text:p>
      <text:p text:style-name="P4"><text:s text:c="2"/>template &lt;class R, class F, class ...Ts &gt;</text:p>
      <text:p text:style-name="P4"><text:s text:c="2"/>R match(variant&lt;Ts...&gt; const&amp; v, F&amp;&amp; f) </text:p>
      <text:p text:style-name="P4"><text:s text:c="2"/>{ return apply_visitor(std::forward&lt;F&gt;(f), v); }</text:p>
      <text:p text:style-name="P5">}</text:p>
      <text:p text:style-name="Text_20_body">In addition we need to know the sum type alternatives if we want to use <text:span text:style-name="T1">match</text:span> with several sum types</text:p>
      <text:p text:style-name="P4">temaplate &lt;class ...Ts &gt;</text:p>
      <text:p text:style-name="P4"><text:s text:c="2"/>struct sum_type_alternatives&lt;variant&lt;Ts...&gt;&gt; </text:p>
      <text:p text:style-name="P4">{</text:p>
      <text:p text:style-name="P4"><text:s text:c="2"/>using type = types&lt;Ts...&gt;;</text:p>
      <text:p text:style-name="P5">}</text:p>
      <text:h text:style-name="Heading_20_2" text:outline-level="2"><text:bookmark text:name="user-content-using-the-match-function-to-visit-one-sum-type"/><text:soft-page-break/>Using the <text:span text:style-name="Source_20_Text">match</text:span> function to inspect one sum type</text:h>
      <text:p text:style-name="Text_20_body">Given the <text:span text:style-name="Source_20_Text">boost::variant</text:span> sum type, we could just visit it using the proposed <text:span text:style-name="Source_20_Text">overload</text:span> function (See [D0051]).</text:p>
      <text:p text:style-name="P4">boost::variant&lt;int, X&gt; a = 2;</text:p>
      <text:p text:style-name="P4">boost::apply_visitor(overload(</text:p>
      <text:p text:style-name="P4"><text:s text:c="2"/>[](int i)</text:p>
      <text:p text:style-name="P4"><text:s text:c="4"/>{},</text:p>
      <text:p text:style-name="P4"><text:s text:c="2"/>[](X const&amp; i)</text:p>
      <text:p text:style-name="P4"><text:s text:c="4"/>{</text:p>
      <text:p text:style-name="P4"><text:s text:c="4"/><text:tab/>assert(false);</text:p>
      <text:p text:style-name="P4"><text:s text:c="4"/>},</text:p>
      <text:p text:style-name="P4"><text:s text:c="2"/>[](...)</text:p>
      <text:p text:style-name="P4"><text:s text:c="4"/>{</text:p>
      <text:p text:style-name="P4"><text:s text:c="6"/>assert(false);</text:p>
      <text:p text:style-name="P4"><text:s text:c="4"/>}</text:p>
      <text:p text:style-name="P28"><text:s text:c="2"/>), v);</text:p>
      <text:p text:style-name="P28"/>
      <text:p text:style-name="Text_20_body">The same applies to the proposed <text:span text:style-name="T1">std::experimental::variant</text:span></text:p>
      <text:p text:style-name="P4">std::experimental::variant&lt;int, X&gt; a = 2;</text:p>
      <text:p text:style-name="P4">std::experimental::visit(overload(</text:p>
      <text:p text:style-name="P4"><text:s text:c="2"/>[](int i)</text:p>
      <text:p text:style-name="P4"><text:s text:c="4"/>{},</text:p>
      <text:p text:style-name="P4"><text:s text:c="2"/>[](X const&amp; i)</text:p>
      <text:p text:style-name="P4"><text:s text:c="4"/>{</text:p>
      <text:p text:style-name="P4"><text:s text:c="4"/><text:tab/>assert(false);</text:p>
      <text:p text:style-name="P4"><text:s text:c="4"/>},</text:p>
      <text:p text:style-name="P4"><text:s text:c="2"/>[](...)</text:p>
      <text:p text:style-name="P4"><text:s text:c="4"/>{</text:p>
      <text:p text:style-name="P4"><text:s text:c="6"/>assert(false);</text:p>
      <text:p text:style-name="P4"><text:s text:c="4"/>}</text:p>
      <text:p text:style-name="P5"><text:s text:c="2"/>), a);</text:p>
      <text:p text:style-name="Text_20_body">We can use in both cases the variadic <text:span text:style-name="Source_20_Text">match</text:span> function</text:p>
      <text:p text:style-name="P4">boost::variant&lt;int, X&gt; a = 2;</text:p>
      <text:p text:style-name="P4">std::experimental::match(a,</text:p>
      <text:p text:style-name="P4"><text:s text:c="2"/>[](int i)</text:p>
      <text:p text:style-name="P4"><text:s text:c="4"/>{},</text:p>
      <text:p text:style-name="P4"><text:s text:c="2"/>[](X const&amp; i)</text:p>
      <text:p text:style-name="P4"><text:s text:c="4"/>{</text:p>
      <text:p text:style-name="P4"><text:s text:c="6"/>assert(false);</text:p>
      <text:p text:style-name="P4"><text:s text:c="4"/>},</text:p>
      <text:p text:style-name="P4"><text:s text:c="2"/>[](...)</text:p>
      <text:p text:style-name="P4"><text:s text:c="4"/>{</text:p>
      <text:p text:style-name="P4"><text:s text:c="6"/>assert(false);</text:p>
      <text:p text:style-name="P4"><text:s text:c="4"/>}</text:p>
      <text:p text:style-name="P5"><text:s text:c="2"/>);</text:p>
      <text:p text:style-name="P4">std::experimental::::variant&lt;int, X&gt; a = 2;</text:p>
      <text:p text:style-name="P4">std::experimental::match(a,</text:p>
      <text:p text:style-name="P4"><text:s text:c="2"/>[](int i)</text:p>
      <text:p text:style-name="P4"><text:s text:c="4"/>{},</text:p>
      <text:p text:style-name="P4"><text:s text:c="2"/>[](X const&amp; i)</text:p>
      <text:p text:style-name="P4"><text:s text:c="4"/>{</text:p>
      <text:p text:style-name="P4"><text:s text:c="6"/>assert(false);</text:p>
      <text:p text:style-name="P4"><text:soft-page-break/><text:s text:c="4"/>},</text:p>
      <text:p text:style-name="P4"><text:s text:c="2"/>[](...)</text:p>
      <text:p text:style-name="P4"><text:s text:c="4"/>{</text:p>
      <text:p text:style-name="P4"><text:s text:c="6"/>assert(false);</text:p>
      <text:p text:style-name="P4"><text:s text:c="4"/>}</text:p>
      <text:p text:style-name="P5"><text:s text:c="2"/>);</text:p>
      <text:p text:style-name="Text_20_body">We can also use a single matcher</text:p>
      <text:p text:style-name="P4">boost::variant&lt;int, X&gt; a = 2;</text:p>
      <text:p text:style-name="P4">std::experimental::match(a,</text:p>
      <text:p text:style-name="P4"><text:s text:c="2"/>std::experimental::overload([](int i)</text:p>
      <text:p text:style-name="P4"><text:s text:c="4"/>{},</text:p>
      <text:p text:style-name="P4"><text:s text:c="2"/>[](X const&amp; i)</text:p>
      <text:p text:style-name="P4"><text:s text:c="4"/>{</text:p>
      <text:p text:style-name="P4"><text:s text:c="6"/>assert(false);</text:p>
      <text:p text:style-name="P4"><text:s text:c="4"/>},</text:p>
      <text:p text:style-name="P4"><text:s text:c="2"/>[](...)</text:p>
      <text:p text:style-name="P4"><text:s text:c="4"/>{</text:p>
      <text:p text:style-name="P4"><text:s text:c="6"/>assert(false);</text:p>
      <text:p text:style-name="P4"><text:s text:c="4"/>}</text:p>
      <text:p text:style-name="P5"><text:s text:c="2"/>));</text:p>
      <text:h text:style-name="Heading_20_2" text:outline-level="2"><text:bookmark text:name="user-content-using-the-match-function-to-visit-one-sum-type-1"/>Using the <text:span text:style-name="Source_20_Text">match</text:span> function to visit several sum types</text:h>
      <text:p text:style-name="Text_20_body">The variant proposal provides visitation of multiple variants.</text:p>
      <text:p text:style-name="P4">std::experimental::variant&lt;int, X&gt; a = 2;</text:p>
      <text:p text:style-name="P4">std::experimental::variant&lt;int&gt; b = 2;</text:p>
      <text:p text:style-name="P4">std::experimental::visit(overload(</text:p>
      <text:p text:style-name="P4"><text:s text:c="2"/>[](int const &amp;i, int const &amp;j )</text:p>
      <text:p text:style-name="P4"><text:s text:c="4"/>{</text:p>
      <text:p text:style-name="P4"><text:s text:c="4"/>},</text:p>
      <text:p text:style-name="P4"><text:s text:c="2"/>[](auto const &amp;i, auto const &amp;j )</text:p>
      <text:p text:style-name="P4"><text:s text:c="4"/>{</text:p>
      <text:p text:style-name="P4"><text:s text:c="6"/>assert(false);</text:p>
      <text:p text:style-name="P4"><text:s text:c="4"/>},</text:p>
      <text:p text:style-name="P4"><text:s text:c="2"/>[](...)</text:p>
      <text:p text:style-name="P4"><text:s text:c="4"/>{</text:p>
      <text:p text:style-name="P4"><text:s text:c="6"/>assert(false);</text:p>
      <text:p text:style-name="P4"><text:s text:c="4"/>}</text:p>
      <text:p text:style-name="P5"><text:s text:c="2"/>), std::make_tuple(a, b));</text:p>
      <text:p text:style-name="Text_20_body">The <text:span text:style-name="Source_20_Text">match</text:span> function generalizes the visitation for several instances of heterogeneous sum types, e.g. we could visit <text:span text:style-name="Source_20_Text">variant</text:span> and <text:span text:style-name="Source_20_Text">optional</text:span> at once:</text:p>
      <text:p text:style-name="P4">std::experimental::variant&lt;int, X&gt; a = 2;</text:p>
      <text:p text:style-name="P4">std::experimental::optional&lt;int&gt; b = 2;</text:p>
      <text:p text:style-name="P4">std::experimental::match(std::make_tuple(a, b),</text:p>
      <text:p text:style-name="P4"><text:s text:c="2"/>[](int const &amp;i, int const &amp;j )</text:p>
      <text:p text:style-name="P4"><text:s text:c="4"/>{</text:p>
      <text:p text:style-name="P4"><text:s text:c="4"/>},</text:p>
      <text:p text:style-name="P4"><text:s text:c="2"/>[](auto const &amp;i, auto const &amp;j )</text:p>
      <text:p text:style-name="P4"><text:s text:c="4"/>{</text:p>
      <text:p text:style-name="P4"><text:s text:c="6"/>assert(false);</text:p>
      <text:p text:style-name="P4"><text:s text:c="4"/>},</text:p>
      <text:p text:style-name="P4"><text:s text:c="2"/>[](...)</text:p>
      <text:p text:style-name="P4"><text:soft-page-break/><text:s text:c="4"/>{</text:p>
      <text:p text:style-name="P4"><text:s text:c="6"/>assert(false);</text:p>
      <text:p text:style-name="P4"><text:s text:c="4"/>}</text:p>
      <text:p text:style-name="P5"><text:s text:c="2"/>);</text:p>
      <text:p text:style-name="Text_20_body">Alternatively we could use a <text:span text:style-name="T1">inspect</text:span> factory that would wrap the tuple and provide two functions <text:span text:style-name="T1">match</text:span> and <text:span text:style-name="T1">first_match</text:span></text:p>
      <text:p text:style-name="P4">std::experimental::inspect(a, b).first_match( // or match</text:p>
      <text:p text:style-name="P4"><text:s text:c="2"/>[](int const &amp;i, int const &amp;j )</text:p>
      <text:p text:style-name="P4"><text:s text:c="4"/>{</text:p>
      <text:p text:style-name="P4"><text:s text:c="4"/>},</text:p>
      <text:p text:style-name="P4"><text:s text:c="2"/>[](auto const &amp;i, auto const &amp;j )</text:p>
      <text:p text:style-name="P4"><text:s text:c="4"/>{</text:p>
      <text:p text:style-name="P4"><text:s text:c="6"/>assert(false);</text:p>
      <text:p text:style-name="P4"><text:s text:c="4"/>},</text:p>
      <text:p text:style-name="P4"><text:s text:c="2"/>[](...)</text:p>
      <text:p text:style-name="P4"><text:s text:c="4"/>{</text:p>
      <text:p text:style-name="P4"><text:s text:c="6"/>assert(false);</text:p>
      <text:p text:style-name="P4"><text:s text:c="4"/>}</text:p>
      <text:p text:style-name="P5"><text:s text:c="2"/>);</text:p>
      <text:p text:style-name="Text_20_body">but this first draft doesn't include it.</text:p>
      <text:h text:style-name="Heading_20_1" text:outline-level="1"><text:bookmark text:name="user-content-design-rationale"/>Design rationale</text:h>
      <text:h text:style-name="Heading_20_2" text:outline-level="2"><text:bookmark text:name="user-content-result-type-of-match"/>Result type of <text:span text:style-name="Source_20_Text">match</text:span> </text:h>
      <text:p text:style-name="Text_20_body">We can consider several alternatives:</text:p>
      <text:list xml:id="list288520712" text:style-name="L1">
        <text:list-item>
          <text:p text:style-name="P19">same type: <text:s/>the result type is the type returned by all the overloads (must be the same),</text:p>
        </text:list-item>
        <text:list-item>
          <text:p text:style-name="P13"><text:span text:style-name="Source_20_Text">common_type</text:span>: the result type is the <text:span text:style-name="Source_20_Text">common_type</text:span> of the result of the overloads, </text:p>
        </text:list-item>
        <text:list-item>
          <text:p text:style-name="P19">explicit return type <text:span text:style-name="Source_20_Text">R</text:span>: the result type is <text:span text:style-name="Source_20_Text">R</text:span> and the result type of the overloads must be explicitly convertible to <text:span text:style-name="Source_20_Text">R</text:span>,</text:p>
        </text:list-item>
      </text:list>
      <text:p text:style-name="Text_20_body"/>
      <text:p text:style-name="Text_20_body">Each one of these alternatives would need a specific interface:</text:p>
      <text:list xml:id="list1525765346" text:style-name="L2">
        <text:list-item>
          <text:p text:style-name="P20"><text:span text:style-name="Source_20_Text">same_type_match</text:span> </text:p>
        </text:list-item>
        <text:list-item>
          <text:p text:style-name="P20"><text:span text:style-name="Source_20_Text">common_type_match</text:span> </text:p>
        </text:list-item>
        <text:list-item>
          <text:p text:style-name="P20"><text:span text:style-name="Source_20_Text">explicit_type_match</text:span></text:p>
          <text:p text:style-name="P20"><text:span text:style-name="Source_20_Text"/></text:p>
        </text:list-item>
      </text:list>
      <text:p text:style-name="Text_20_body">For a sake of simplicity (and because our implementation needed the result type) this proposal only contains a <text:span text:style-name="Source_20_Text">match</text:span> version that uses the explicit return type. The others can be built on top of this version. </text:p>
      <text:p text:style-name="Text_20_body"><text:span text:style-name="T3">Let </text:span><text:span text:style-name="T1">Ri</text:span><text:span text:style-name="T3"> be </text:span>the return type of the overloaded functor for the alternative i of the ST.</text:p>
      <text:list xml:id="list1812175083" text:style-name="L3">
        <text:list-item>
          <text:p text:style-name="P14"><text:span text:style-name="T1">same_type_match: C</text:span>heck that all <text:span text:style-name="T1">Ri</text:span> are the same, let call it <text:span text:style-name="T1">R</text:span>, and only then call to the explicit <text:span text:style-name="T1">match&lt;R&gt;(...)</text:span>,</text:p>
        </text:list-item>
        <text:list-item>
          <text:p text:style-name="P14"><text:span text:style-name="T1">common_type_match:</text:span> Let be <text:span text:style-name="T1">R</text:span> the <text:span text:style-name="T1">common_type&lt;Ri...&gt;</text:span> and only if it exists call <text:soft-page-break/>to the explicit <text:span text:style-name="T1">match&lt;R&gt;(...)</text:span>.</text:p>
        </text:list-item>
      </text:list>
      <text:h text:style-name="Heading_20_2" text:outline-level="2">Multiple cases or overload</text:h>
      <text:p text:style-name="Text_20_body">T<text:span text:style-name="T3">he matching func</text:span>tions accept several functions. In order to select the function to be applied we have two alternatives:</text:p>
      <text:list xml:id="list842288268" text:style-name="L4">
        <text:list-item>
          <text:p text:style-name="P15">use <text:span text:style-name="T1">overload</text:span> to resolve the function to be called</text:p>
        </text:list-item>
        <text:list-item>
          <text:p text:style-name="P15">use <text:span text:style-name="T1">first_overload</text:span> to do a sequential search for the first function that match.</text:p>
        </text:list-item>
      </text:list>
      <text:p text:style-name="Text_20_body">The <text:span text:style-name="T1">match </text:span>function uses <text:span text:style-name="T1">overload</text:span> and the <text:span text:style-name="T1">first_match</text:span> uses <text:span text:style-name="T1">first_overload</text:span>.</text:p>
      <text:p text:style-name="Text_20_body">An alternative is to restrict the interface to single <text:span text:style-name="T1">inspect</text:span> function and let the user use either <text:span text:style-name="T1">match</text:span> or <text:span text:style-name="T1">first_match</text:span>. </text:p>
      <text:h text:style-name="Heading_20_2" text:outline-level="2"><text:span text:style-name="Source_20_Text">Order of parameters and function name</text:span></text:h>
      <text:p text:style-name="Text_20_body"><text:span text:style-name="Source_20_Text"><text:span text:style-name="T3">The proposed </text:span></text:span><text:span text:style-name="Source_20_Text"><text:span text:style-name="T1">visit</text:span></text:span><text:span text:style-name="Source_20_Text"><text:span text:style-name="T3"> function has as first parameter the visitor and then the visited variant.</text:span></text:span></text:p>
      <text:p text:style-name="P6"><text:span text:style-name="Source_20_Text"><text:span text:style-name="T1">visit(visitor, visited);</text:span></text:span></text:p>
      <text:p text:style-name="Text_20_body"><text:span text:style-name="Source_20_Text"><text:span text:style-name="T3">The proposed </text:span></text:span><text:span text:style-name="Source_20_Text"><text:span text:style-name="T1">match</text:span></text:span><text:span text:style-name="Source_20_Text"><text:span text:style-name="T3"> function reverse the order of the parameters. The reason is that we consider that it </text:span></text:span>is better to have the object before the subject. </text:p>
      <text:p text:style-name="P6"><text:span text:style-name="Source_20_Text"><text:span text:style-name="T1">match(sumType, matcher);</text:span></text:span></text:p>
      <text:p text:style-name="Text_20_body">Of course we can also reverse the roles of the object and subject and tell that the object is the visitor.</text:p>
      <text:p text:style-name="Text_20_body"><text:span text:style-name="Source_20_Text"><text:span text:style-name="T1">std::experimental::apply</text:span></text:span><text:span text:style-name="Source_20_Text"><text:span text:style-name="T3"> function follows the same pattern</text:span></text:span></text:p>
      <text:p text:style-name="P6"><text:span text:style-name="Source_20_Text"><text:span text:style-name="T1">apply(fct, tpl);</text:span></text:span></text:p>
      <text:p text:style-name="Text_20_body"><text:span text:style-name="Source_20_Text"><text:span text:style-name="T3">If uniform function syntax is adopted we would have</text:span></text:span></text:p>
      <text:p text:style-name="P6"><text:span text:style-name="Source_20_Text"><text:span text:style-name="T1">visitor.visit(visited);</text:span></text:span></text:p>
      <text:p text:style-name="P6"><text:span text:style-name="Source_20_Text"><text:span text:style-name="T1">sumType.match(matcher);</text:span></text:span></text:p>
      <text:p text:style-name="P6"><text:span text:style-name="Source_20_Text"><text:span text:style-name="T1">visitor.accept(visited);</text:span></text:span></text:p>
      <text:p text:style-name="P6"><text:span text:style-name="Source_20_Text"><text:span text:style-name="T1">fct.apply(tpl);</text:span></text:span></text:p>
      <text:h text:style-name="Heading_20_2" text:outline-level="2"><text:span text:style-name="Source_20_Text">Variadics</text:span></text:h>
      <text:p text:style-name="Text_20_body"><text:span text:style-name="Source_20_Text"><text:span text:style-name="T3">The two parameters of the match function can be variadic. We can have several sum types and several functions overloading a possible match.</text:span></text:span></text:p>
      <text:p text:style-name="Standard">If we had a language type pattern matching feature (see [PM]) the authors guess it would be something like:</text:p>
      <text:p text:style-name="Standard"/>
      <text:p text:style-name="P4">boost::variant&lt;int, X&gt; a = 2;</text:p>
      <text:p text:style-name="P4">boost::optional&lt;int&gt; b = 2;</text:p>
      <text:p text:style-name="P4"><text:span text:style-name="T4">match</text:span> (a, b) {</text:p>
      <text:p text:style-name="P4"><text:s text:c="2"/><text:span text:style-name="T4">case</text:span> (int i, int j ) :</text:p>
      <text:p text:style-name="P4"><text:s text:c="4"/>//...</text:p>
      <text:p text:style-name="P4"><text:soft-page-break/><text:s text:c="2"/><text:span text:style-name="T4">case</text:span> (int i, auto j ) :</text:p>
      <text:p text:style-name="P4"><text:s text:c="4"/>//...</text:p>
      <text:p text:style-name="P4"><text:s text:c="2"/><text:span text:style-name="T4">default</text:span>:</text:p>
      <text:p text:style-name="P4"><text:s text:c="4"/>assert(false);</text:p>
      <text:p text:style-name="P5"><text:span text:style-name="Source_20_Text"><text:span text:style-name="T3">}</text:span></text:span></text:p>
      <text:p text:style-name="Text_20_body">The sum types would be grouped in this case using the match (a,b) and the cases would be the variadic part. The <text:s/>cases would be matched sequentially.</text:p>
      <text:p text:style-name="Text_20_body">This is a major motivation to place the sum type variables as the first parameter and let the matchers variadic since the second parameter. </text:p>
      <text:h text:style-name="Heading_20_2" text:outline-level="2"><text:span text:style-name="Source_20_Text"><text:span text:style-name="T3">const aware matchers</text:span></text:span></text:h>
      <text:p text:style-name="Text_20_body"><text:span text:style-name="Source_20_Text"><text:span text:style-name="T3">The proposed match function don't allows to change the <text:s/>sum type. That is the <text:s/></text:span></text:span></text:p>
      <text:p text:style-name="P4">const boost::variant&lt;int, X&gt; a = 2;</text:p>
      <text:p text:style-name="P4">std::experimental::match(a, </text:p>
      <text:p text:style-name="P4"><text:s text:c="2"/>[](int&amp; I) </text:p>
      <text:p text:style-name="P4"><text:s text:c="4"/>{</text:p>
      <text:p text:style-name="P4"><text:tab/>++i;</text:p>
      <text:p text:style-name="P4"><text:s text:c="4"/>},</text:p>
      <text:p text:style-name="P4"><text:s text:c="2"/>[](X const&amp; i)</text:p>
      <text:p text:style-name="P4"><text:s text:c="4"/>{</text:p>
      <text:p text:style-name="P4"><text:s text:c="6"/>assert(false);</text:p>
      <text:p text:style-name="P4"><text:s text:c="4"/>},</text:p>
      <text:p text:style-name="P4"><text:s text:c="2"/>[](...)</text:p>
      <text:p text:style-name="P4"><text:s text:c="4"/>{</text:p>
      <text:p text:style-name="P4"><text:s text:c="6"/>assert(false);</text:p>
      <text:p text:style-name="P4"><text:s text:c="4"/>}</text:p>
      <text:p text:style-name="P5"><text:span text:style-name="Source_20_Text"><text:s text:c="2"/>));</text:span></text:p>
      <text:p text:style-name="Text_20_body"><text:span text:style-name="Source_20_Text"><text:span text:style-name="T3">A matcher must match the exact type. The following will assert false</text:span></text:span></text:p>
      <text:p text:style-name="P4">const boost::variant&lt;int, X&gt; a = 2;</text:p>
      <text:p text:style-name="P4">std::experimental::inspect(a).overload(</text:p>
      <text:p text:style-name="P4"><text:s text:c="2"/>[](int&amp; I) { ++i; },</text:p>
      <text:p text:style-name="P4"><text:s text:c="2"/>[](...) <text:s text:c="3"/>{ assert(false); }</text:p>
      <text:p text:style-name="P5"><text:span text:style-name="Source_20_Text"><text:s text:c="2"/>);</text:span></text:p>
      <text:p text:style-name="P10"><text:span text:style-name="Source_20_Text"><text:span text:style-name="T3">and the following will even not compile</text:span></text:span></text:p>
      <text:p text:style-name="P4">const boost::variant&lt;int, X&gt; a = 2;</text:p>
      <text:p text:style-name="P4">std::experimental::inspect(a).overload(</text:p>
      <text:p text:style-name="P4"><text:s text:c="2"/>[](int&amp; I) { ++i; }</text:p>
      <text:p text:style-name="P4"><text:s text:c="2"/>[](X const&amp; i)</text:p>
      <text:p text:style-name="P4"><text:s text:c="4"/>{</text:p>
      <text:p text:style-name="P4"><text:s text:c="6"/>assert(false);</text:p>
      <text:p text:style-name="P4"><text:s text:c="4"/>},</text:p>
      <text:p text:style-name="P5"><text:span text:style-name="Source_20_Text"><text:s text:c="2"/>);</text:span></text:p>
      <text:h text:style-name="Heading_20_2" text:outline-level="2">Non-const aware matchers</text:h>
      <text:p text:style-name="Text_20_body"><text:span text:style-name="Source_20_Text"><text:span text:style-name="T3">The question is if we want the matcher to be able to change the sum types. As the matcher has access only to the current alternative for each match it could at best be able to change the value </text:span></text:span><text:soft-page-break/><text:span text:style-name="Source_20_Text"><text:span text:style-name="T3">preserving the alternative type. </text:span></text:span></text:p>
      <text:p text:style-name="Text_20_body">This proposal doesn't includes match overloads for non-const sum types, but there is no major problem to support them.</text:p>
      <text:h text:style-name="Heading_20_2" text:outline-level="2"><text:bookmark text:name="user-content-customization-point"/>Customization point</text:h>
      <text:p text:style-name="Text_20_body">The customization point</text:p>
      <text:p text:style-name="P4">template &lt;class ST, class F&gt;</text:p>
      <text:p text:style-name="P5"><text:s text:c="2"/>match(ST const&amp;, F&amp;&amp; );</text:p>
      <text:p text:style-name="Text_20_body"/>
      <text:h text:style-name="Heading_20_2" text:outline-level="2"><text:bookmark text:name="user-content-grouping-with-overload"/>Grouping with <text:span text:style-name="Source_20_Text">overload</text:span> </text:h>
      <text:p text:style-name="Text_20_body">We can also group all the functions with the <text:span text:style-name="Source_20_Text">overload</text:span> function and let the variadic part for the sum types. </text:p>
      <text:p text:style-name="P4">boost::variant&lt;int, X&gt; a = 2;</text:p>
      <text:p text:style-name="P4">boost::optional&lt;int&gt; b = 2;</text:p>
      <text:p text:style-name="P4">match&lt;void&gt;(overload(</text:p>
      <text:p text:style-name="P4"><text:s text:c="2"/>[](int i, int j )</text:p>
      <text:p text:style-name="P4"><text:s text:c="4"/>{</text:p>
      <text:p text:style-name="P4"><text:s text:c="6"/>//...</text:p>
      <text:p text:style-name="P4"><text:s text:c="4"/>},</text:p>
      <text:p text:style-name="P4"><text:s text:c="2"/>[](...)</text:p>
      <text:p text:style-name="P4"><text:s text:c="4"/>{</text:p>
      <text:p text:style-name="P4"><text:s text:c="6"/>assert(false);</text:p>
      <text:p text:style-name="P4"><text:s text:c="4"/>}</text:p>
      <text:p text:style-name="P5"><text:s text:c="2"/>), a, b);</text:p>
      <text:p text:style-name="Text_20_body">This has the advantage of having a single prototype resolving the problem with a single function overload. The liability is much a question of style. The author prefer to give the sum types first and the overloads later. If we had a language type pattern matching feature the author guess it would be much more like</text:p>
      <text:p text:style-name="P4">boost::variant&lt;int, X&gt; a = 2;</text:p>
      <text:p text:style-name="P4">boost::optional&lt;int&gt; b = 2;</text:p>
      <text:p text:style-name="P4"><text:span text:style-name="T4">match</text:span> (a, b) {</text:p>
      <text:p text:style-name="P4"><text:s text:c="2"/><text:span text:style-name="T4">case</text:span> (int i, int j ) :</text:p>
      <text:p text:style-name="P4"><text:s text:c="4"/>//...</text:p>
      <text:p text:style-name="P4"><text:s text:c="2"/><text:span text:style-name="T4">case</text:span> (auto const&amp;i, auto const&amp;j ) :</text:p>
      <text:p text:style-name="P4"><text:s text:c="4"/>assert(false);</text:p>
      <text:p text:style-name="P4"><text:s text:c="2"/><text:span text:style-name="T4">default</text:span>:</text:p>
      <text:p text:style-name="P4"><text:s text:c="4"/>assert(false);</text:p>
      <text:p text:style-name="P5">}</text:p>
      <text:h text:style-name="Heading_20_2" text:outline-level="2">ss</text:h>
      <text:p text:style-name="Text_20_body">We could try to apply the language-like math with types that have as single alternative, themselves </text:p>
      <text:p text:style-name="P4">int a = 2;</text:p>
      <text:p text:style-name="P4">boost::optional&lt;int&gt; b = 2;</text:p>
      <text:p text:style-name="P4"><text:soft-page-break/><text:span text:style-name="T4">match</text:span> (a, b) {</text:p>
      <text:p text:style-name="P4"><text:s text:c="2"/><text:span text:style-name="T4">case</text:span> (int i, int const &amp;j ) :</text:p>
      <text:p text:style-name="P4"><text:s text:c="4"/>//... make use of i and j</text:p>
      <text:p text:style-name="P4"><text:s text:c="2"/><text:span text:style-name="T4">case</text:span> (int i, auto const &amp;j ) :</text:p>
      <text:p text:style-name="P4"><text:s text:c="4"/>assert(false);</text:p>
      <text:p text:style-name="P4"><text:s text:c="2"/><text:span text:style-name="T4">default</text:span>:</text:p>
      <text:p text:style-name="P4"><text:s text:c="4"/>assert(false);</text:p>
      <text:p text:style-name="P5">}</text:p>
      <text:p text:style-name="Text_20_body">This seems not natural as we are able to use directly the variable a inside each match case.</text:p>
      <text:p text:style-name="P4">int a = 2;</text:p>
      <text:p text:style-name="P4">boost::optional&lt;int&gt; b = 2;</text:p>
      <text:p text:style-name="P4"><text:span text:style-name="T4">match</text:span> (b) {</text:p>
      <text:p text:style-name="P4"><text:s text:c="2"/><text:span text:style-name="T4">case</text:span> (int j ) :</text:p>
      <text:p text:style-name="P4"><text:s text:c="4"/>//... make use of a and j</text:p>
      <text:p text:style-name="P4"><text:s text:c="2"/><text:span text:style-name="T4">case</text:span> (auto const &amp;j ) :</text:p>
      <text:p text:style-name="P4"><text:s text:c="4"/>assert(false);</text:p>
      <text:p text:style-name="P4"><text:s text:c="2"/><text:span text:style-name="T4">default</text:span>:</text:p>
      <text:p text:style-name="P4"><text:s text:c="4"/>assert(false);</text:p>
      <text:p text:style-name="P5">}</text:p>
      <text:p text:style-name="Text_20_body">Using the library solution each case is represented by a function and the function would not have direct access to the variable a <text:s/></text:p>
      <text:p text:style-name="P4">int a = 2;</text:p>
      <text:p text:style-name="P4">boost::optional&lt;int&gt; b = 2;</text:p>
      <text:p text:style-name="P4"><text:span text:style-name="T4">auto x = inspect</text:span>(b).match(</text:p>
      <text:p text:style-name="P4"><text:s text:c="2"/><text:span text:style-name="T4">[a]</text:span> (int j ) {</text:p>
      <text:p text:style-name="P4"><text:s text:c="4"/>return sum(a,j);</text:p>
      <text:p text:style-name="P4"><text:s text:c="2"/>},</text:p>
      <text:p text:style-name="P4"><text:s text:c="2"/>[a] auto const &amp;j ) :</text:p>
      <text:p text:style-name="P4"><text:s text:c="4"/>assert(false);</text:p>
      <text:p text:style-name="P4"><text:s text:c="2"/><text:span text:style-name="T4">default</text:span>:</text:p>
      <text:p text:style-name="P4"><text:s text:c="4"/>assert(false);</text:p>
      <text:p text:style-name="P5">}</text:p>
      <text:p text:style-name="Text_20_body">Providing</text:p>
      <text:p text:style-name="P4">int a = 2;</text:p>
      <text:p text:style-name="P4">boost::optional&lt;int&gt; b = 2;</text:p>
      <text:p text:style-name="P4"><text:span text:style-name="T4">inspect</text:span>(a, b).match(</text:p>
      <text:p text:style-name="P4"><text:s text:c="2"/><text:span text:style-name="T4">[]</text:span> (int i, int j) {</text:p>
      <text:p text:style-name="P4"><text:s text:c="4"/>return sum(i,j);</text:p>
      <text:p text:style-name="P4"><text:s text:c="2"/>},</text:p>
      <text:p text:style-name="P4"><text:s text:c="2"/>[] (auto const &amp;j ) :</text:p>
      <text:p text:style-name="P4"><text:s text:c="4"/>assert(false);</text:p>
      <text:p text:style-name="P4"><text:s text:c="2"/><text:span text:style-name="T4">[](...) {</text:span></text:p>
      <text:p text:style-name="P4"><text:s text:c="4"/>assert(false);}</text:p>
      <text:p text:style-name="Text_20_body"><text:tab/>); </text:p>
      <text:h text:style-name="Heading_20_1" text:outline-level="1">Open Points</text:h>
      <text:p text:style-name="Text_20_body">The authors would like to have an answer to the following points if there is at all an interest in this proposal:</text:p>
      <text:list xml:id="list1502952940" text:style-name="L5">
        <text:list-item>
          <text:p text:style-name="P16"><text:span text:style-name="T1">match</text:span> versus <text:span text:style-name="T1">visit</text:span></text:p>
        </text:list-item>
      </text:list>
      <text:p text:style-name="P7"><text:soft-page-break/>N proposes a <text:span text:style-name="T1">visit</text:span> function to visit variants that takes the arguments in the reverse order.</text:p>
      <text:p text:style-name="P7">What do we prefer <text:span text:style-name="T1">visit</text:span> or <text:span text:style-name="T1">match</text:span>? </text:p>
      <text:p text:style-name="P7">Which order of arguments do we prefer?</text:p>
      <text:p text:style-name="P7">Do we want a variadic function of overloads or just an overloaded visitor functor?</text:p>
      <text:list xml:id="list2071800192" text:style-name="L7">
        <text:list-item>
          <text:p text:style-name="P17">Seen a type T as a sum type with a single type.</text:p>
        </text:list-item>
      </text:list>
      <text:p text:style-name="P22"><text:span text:style-name="T9"><text:tab/>Do we want to support this case?</text:span> </text:p>
      <text:list xml:id="list1158948730" text:continue-numbering="true" text:style-name="L7">
        <text:list-item>
          <text:p text:style-name="P17">Matching several sum types</text:p>
        </text:list-item>
      </text:list>
      <text:p text:style-name="P7"><text:span text:style-name="T3">Do we want the </text:span>inspect factory?</text:p>
      <text:h text:style-name="Heading_20_1" text:outline-level="1"><text:bookmark text:name="user-content-technical-specification"/>Technical Specification</text:h>
      <text:h text:style-name="Heading_20_2" text:outline-level="2"><text:bookmark text:name="user-content-synopsis"/>Header &lt;experimental/meta&gt; Synopsis</text:h>
      <text:p text:style-name="Preformatted_20_Text">namespace std {</text:p>
      <text:p text:style-name="Preformatted_20_Text">namespace experimental {</text:p>
      <text:p text:style-name="Preformatted_20_Text">inline namespace fundamental_v2 {</text:p>
      <text:p text:style-name="Preformatted_20_Text">namespace meta {</text:p>
      <text:p text:style-name="Preformatted_20_Text"><text:s text:c="2"/>template &lt;class ...Ts&gt;</text:p>
      <text:p text:style-name="Preformatted_20_Text"><text:s text:c="4"/>struct types {};</text:p>
      <text:p text:style-name="Preformatted_20_Text">}</text:p>
      <text:p text:style-name="Preformatted_20_Text">}</text:p>
      <text:p text:style-name="Preformatted_20_Text">}</text:p>
      <text:p text:style-name="Preformatted_20_Text">}</text:p>
      <text:h text:style-name="Heading_20_2" text:outline-level="2">Header &lt;experimental/functional&gt; Synopsis</text:h>
      <text:p text:style-name="Preformatted_20_Text">namespace std {</text:p>
      <text:p text:style-name="Preformatted_20_Text">namespace experimental {</text:p>
      <text:p text:style-name="Preformatted_20_Text">inline namespace fundamental_v2 {</text:p>
      <text:p text:style-name="Preformatted_20_Text"/>
      <text:p text:style-name="Preformatted_20_Text"><text:s text:c="2"/>template &lt;class ST&gt;</text:p>
      <text:p text:style-name="Preformatted_20_Text"><text:s text:c="4"/>struct sum_type_alternatives; // undefined</text:p>
      <text:p text:style-name="Preformatted_20_Text"><text:s text:c="2"/>template &lt;class ST&gt;</text:p>
      <text:p text:style-name="Preformatted_20_Text"><text:s text:c="4"/>struct sum_type_alternatives&lt;const ST&gt;;</text:p>
      <text:p text:style-name="Preformatted_20_Text"><text:s text:c="2"/>template &lt;class ST&gt;</text:p>
      <text:p text:style-name="Preformatted_20_Text"><text:s text:c="4"/>struct sum_type_alternatives&lt;volatile ST&gt;;</text:p>
      <text:p text:style-name="Preformatted_20_Text"><text:s text:c="2"/>template &lt;class ST&gt;</text:p>
      <text:p text:style-name="Preformatted_20_Text"><text:s text:c="4"/>struct sum_type_alternatives&lt;const volatile ST&gt;;</text:p>
      <text:p text:style-name="Preformatted_20_Text"><text:s text:c="2"/>template &lt;class ST&gt;</text:p>
      <text:p text:style-name="Preformatted_20_Text"><text:s text:c="4"/>using sum_type_alternatives_t = typename sum_type_alternatives&lt;ST&gt;::type;</text:p>
      <text:p text:style-name="Preformatted_20_Text"/>
      <text:p text:style-name="Preformatted_20_Text"><text:s text:c="2"/>template &lt;class T, class F&gt;</text:p>
      <text:p text:style-name="Preformatted_20_Text"><text:s text:c="4"/>'see below' match(const T &amp;that, F &amp;&amp; f);</text:p>
      <text:p text:style-name="Preformatted_20_Text"/>
      <text:p text:style-name="Preformatted_20_Text"><text:s text:c="2"/>template &lt;class R, class ST, class... Fs&gt;</text:p>
      <text:p text:style-name="Preformatted_20_Text"><text:s text:c="4"/>'see below' match(const ST &amp;that, Fs &amp;&amp;... fcts);</text:p>
      <text:p text:style-name="Preformatted_20_Text"/>
      <text:p text:style-name="Preformatted_20_Text"><text:s text:c="2"/>template &lt;class R, class... STs, class... Fs&gt;</text:p>
      <text:p text:style-name="Preformatted_20_Text"><text:s text:c="4"/>'see below' match(const std::tuple&lt;STs...&gt; &amp;those, Fs &amp;&amp;... fcts);</text:p>
      <text:p text:style-name="Preformatted_20_Text"/>
      <text:p text:style-name="Preformatted_20_Text"><text:soft-page-break/>}}}</text:p>
      <text:h text:style-name="Heading_20_3" text:outline-level="3"><text:span text:style-name="T3">Type trait </text:span>sum_type_alternatives</text:h>
      <text:p text:style-name="Text_20_body">The nested type <text:span text:style-name="T1">sum_type_alternatives&lt;ST&gt;::type</text:span> must define the tuple-like helper meta-functions <text:span text:style-name="T1">std::tuple_size</text:span> and <text:span text:style-name="T1">std::tuple_element</text:span>.</text:p>
      <text:h text:style-name="Heading_20_3" text:outline-level="3"><text:bookmark text:name="user-content-template-function-match"/>Template function <text:span text:style-name="Source_20_Text">match</text:span> </text:h>
      <text:p text:style-name="P4">template &lt;class R, class ST, class... Fs&gt;</text:p>
      <text:p text:style-name="P5">'see below' match(const ST &amp;that, Fs &amp;&amp;... fcts);</text:p>
      <text:p text:style-name="P21"><text:span text:style-name="Emphasis">Requires: Let R</text:span><text:span text:style-name="Emphasis"><text:span text:style-name="T2">i</text:span></text:span><text:span text:style-name="Emphasis"><text:span text:style-name="T5"> be </text:span></text:span><text:span text:style-name="Emphasis"><text:span text:style-name="T2">decltype(overload(forward&lt;Fs&gt;(fcts)...)<text:tab/><text:tab/><text:tab/>(declval&lt;sum_type_alternative&lt;ST,i&gt;())) for i in 1...tuple_size&lt;sum_type_alternatives&lt;ST&gt;&gt;. Ri</text:span></text:span><text:span text:style-name="Emphasis"><text:span text:style-name="T8"> must be explicitly convertible to </text:span></text:span><text:span text:style-name="Emphasis"><text:span text:style-name="T2">R.</text:span></text:span><text:span text:style-name="Emphasis"> <text:s/></text:span></text:p>
      <text:p text:style-name="P21"><text:span text:style-name="Emphasis">Returns:</text:span> the result of calling the overloaded functions <text:span text:style-name="Source_20_Text">fcts</text:span> depending on the type stored on the sum type using the customization point match_custom as if</text:p>
      <text:p text:style-name="P9">return match_custom(id&lt;R&gt;, that, overload(forward&lt;Fs&gt;(fcts)...));</text:p>
      <text:p text:style-name="P21"><text:span text:style-name="Emphasis"><text:span text:style-name="T5"/></text:span></text:p>
      <text:p text:style-name="P21"><text:span text:style-name="Emphasis">Remarks:</text:span> This function will not participate in overload resolution if ST is a tuple type.</text:p>
      <text:p text:style-name="P21"><text:span text:style-name="Emphasis">Throws:</text:span> Any exception thrown during the construction any internal object or thrown by the call of the selected overloaded function.</text:p>
      <text:h text:style-name="Heading_20_3" text:outline-level="3"><text:bookmark text:name="user-content-template-function-match-1"/>Template function <text:span text:style-name="Source_20_Text">match</text:span> </text:h>
      <text:p text:style-name="P4">template &lt;class R, class... STs, class... Fs&gt;</text:p>
      <text:p text:style-name="P5">'see below' match(const std::tuple&lt;STs...&gt; &amp;those, Fs &amp;&amp;... fcts); <text:s text:c="2"/></text:p>
      <text:p text:style-name="P21"><text:span text:style-name="Emphasis">Requires: Let </text:span><text:span text:style-name="Emphasis"><text:span text:style-name="T2">{i,j, …}</text:span></text:span><text:span text:style-name="Emphasis"><text:span text:style-name="T8"> one element of the cartesian product </text:span></text:span><text:span text:style-name="Emphasis"><text:span text:style-name="T2">1...tuple_size&lt;sum_type_alternatives&lt;STs&gt;&gt;.... </text:span></text:span></text:p>
      <text:p text:style-name="P21"><text:span text:style-name="Emphasis"><text:span text:style-name="T2">decltype(overload(forward&lt;Fs&gt;(fcts)...)<text:tab/><text:tab/><text:tab/>(declval&lt;sum_type_alternative&lt;STs,i&gt;&gt;(), declval&lt;sum_type_alternative&lt;STs,j&gt;&gt;(), ...) </text:span></text:span><text:span text:style-name="Emphasis"><text:span text:style-name="T8">must be explicitly convertible to </text:span></text:span><text:span text:style-name="Emphasis"><text:span text:style-name="T2">R.</text:span></text:span></text:p>
      <text:p text:style-name="P21"><text:span text:style-name="Emphasis">Returns:</text:span> the result of calling the overloaded functions <text:span text:style-name="Source_20_Text">fcts</text:span> depending on the type stored on the sum types <text:span text:style-name="Source_20_Text">STs...</text:span>.</text:p>
      <text:p text:style-name="P21"><text:span text:style-name="Emphasis">Throws:</text:span> Any exception thrown during the construction any internal object or thrown by the call of the selected overloaded function.</text:p>
      <text:h text:style-name="Heading_20_3" text:outline-level="3">Customization point <text:span text:style-name="Source_20_Text">match</text:span></text:h>
      <text:p text:style-name="Text_20_body">Given a types <text:s/>ST and the visitors V and <text:s/>CV and the variables of S s, const S cs <text:s/>and V v <text:s/>and CV cv the following expression must be well formed</text:p>
      <text:p text:style-name="Preformatted_20_Text"/>
      <text:p text:style-name="P9"><text:soft-page-break/>R r = match(s, v);</text:p>
      <text:p text:style-name="P9">R r = match(cs, cv);</text:p>
      <text:h text:style-name="Heading_20_2" text:outline-level="2">Header &lt;experimental/optional&gt; Synopsis</text:h>
      <text:p text:style-name="Preformatted_20_Text">namespace std {</text:p>
      <text:p text:style-name="Preformatted_20_Text">namespace experimental {</text:p>
      <text:p text:style-name="P8">inline namespace fundamental_v2 {</text:p>
      <text:p text:style-name="P4">template &lt;class T &gt;</text:p>
      <text:p text:style-name="P4"><text:s text:c="2"/>struct sum_type_alternatives&lt;optional&lt;T&gt;&gt; </text:p>
      <text:p text:style-name="P4">{</text:p>
      <text:p text:style-name="P4"><text:s text:c="2"/>using type = types&lt;nullopt_t, T&gt;;</text:p>
      <text:p text:style-name="P5">}</text:p>
      <text:p text:style-name="P8"><text:tab/>template &lt;class R, class F, class ...Ts &gt;</text:p>
      <text:p text:style-name="P4">R match_custom(id&lt;R&gt;, optional&lt;T&gt; const&amp; v, F&amp;&amp; f) </text:p>
      <text:p text:style-name="P4">{ </text:p>
      <text:p text:style-name="P4"><text:s text:c="2"/>if (v) </text:p>
      <text:p text:style-name="P4"><text:s text:c="4"/>return f(v.get()); </text:p>
      <text:p text:style-name="P4"><text:s text:c="2"/>else</text:p>
      <text:p text:style-name="P4"><text:s text:c="4"/>return f(nullopt); </text:p>
      <text:p text:style-name="P4">}</text:p>
      <text:p text:style-name="P8"><text:tab/>template &lt;class R, class F, class ...Ts &gt;</text:p>
      <text:p text:style-name="P4">R match_custom(id&lt;R&gt;, optional&lt;T&gt;&amp; v, F&amp;&amp; f) </text:p>
      <text:p text:style-name="P4">{ </text:p>
      <text:p text:style-name="P4"><text:s text:c="2"/>if (v) </text:p>
      <text:p text:style-name="P4"><text:s text:c="4"/>return f(v.get()); </text:p>
      <text:p text:style-name="P4"><text:s text:c="2"/>else</text:p>
      <text:p text:style-name="P4"><text:s text:c="4"/>return f(nullopt); </text:p>
      <text:p text:style-name="P4">}</text:p>
      <text:p text:style-name="P9">}}}</text:p>
      <text:h text:style-name="Heading_20_2" text:outline-level="2"><text:bookmark text:name="user-content-future-work"/>Header &lt;experimental/variant&gt; Synopsis</text:h>
      <text:p text:style-name="Preformatted_20_Text">namespace std {</text:p>
      <text:p text:style-name="Preformatted_20_Text">namespace experimental {</text:p>
      <text:p text:style-name="P8">inline namespace fundamental_v2 {</text:p>
      <text:p text:style-name="P8"><text:tab/>template &lt;class ...Ts &gt;</text:p>
      <text:p text:style-name="P4"><text:s text:c="2"/>struct sum_type_alternatives&lt;variant&lt;Ts...&gt;&gt; </text:p>
      <text:p text:style-name="P4">{</text:p>
      <text:p text:style-name="P4"><text:s text:c="2"/>using type = types&lt;Ts...&gt;;</text:p>
      <text:p text:style-name="P5">}</text:p>
      <text:p text:style-name="P8"><text:tab/>template &lt;class R, class F, class ...Ts &gt;</text:p>
      <text:p text:style-name="P4">R match_custom(id&lt;R&gt;, variant&lt;Ts...&gt; const&amp; v, F&amp;&amp; f) </text:p>
      <text:p text:style-name="P4">{ return visit(std::forward&lt;F&gt;(f), v); }</text:p>
      <text:p text:style-name="P8"><text:tab/>template &lt;class R, class F, class ...Ts &gt;</text:p>
      <text:p text:style-name="P4">R match_custom(id&lt;R&gt;, variant&lt;Ts...&gt;&amp; v, F&amp;&amp; f) </text:p>
      <text:p text:style-name="P4">{ return visit(std::forward&lt;F&gt;(f), v); }</text:p>
      <text:p text:style-name="P9">}}}</text:p>
      <text:p text:style-name="P4"><text:span text:style-name="Source_20_Text"/></text:p>
      <text:h text:style-name="Heading_20_1" text:outline-level="1"><text:bookmark text:name="user-content-implementation"/><text:soft-page-break/>Implementation</text:h>
      <text:p text:style-name="Text_20_body">There is an implementation at <text:a xlink:type="simple" xlink:href="https://github.com/viboes/tags">https://github.com/viboes/tags</text:a> including customization for <text:span text:style-name="Source_20_Text">boost::variant and</text:span> <text:span text:style-name="Source_20_Text">std::experimental::optional</text:span>.</text:p>
      <text:h text:style-name="Heading_20_1" text:outline-level="1"><text:bookmark text:name="user-content-acknowledgements"/>Acknowledgements</text:h>
      <text:p text:style-name="Text_20_body">Many thanks to Mat Calabrese who suggested the <text:span text:style-name="Source_20_Text">common_type</text:span> approach. </text:p>
      <text:h text:style-name="Heading_20_1" text:outline-level="1"><text:bookmark text:name="user-content-references"/>References</text:h>
      <text:list xml:id="list610219170" text:style-name="L9">
        <text:list-item>
          <text:p text:style-name="P18">[N4542] N4542 - Variant: a type-safe union (v4) <text:a xlink:type="simple" xlink:href="http://www.open-std.org/jtc1/sc22/wg21/docs/papers/2015/n4542.pdf">http://www.open-std.org/jtc1/sc22/wg21/docs/papers/2015/n4542.pdf</text:a></text:p>
        </text:list-item>
        <text:list-item>
          <text:p text:style-name="P18">[N3915] N3915 - apply() call a function with arguments from a tuple (V3)</text:p>
          <text:p text:style-name="P18"><text:a xlink:type="simple" xlink:href="http://www.open-std.org/jtc1/sc22/wg21/docs/papers/2014/n3915.pdf">http://www.open-std.org/jtc1/sc22/wg21/docs/papers/2014/n3915.pdf</text:a></text:p>
        </text:list-item>
        <text:list-item>
          <text:p text:style-name="P18">[P0051] P0051 - C++ generic overload function</text:p>
        </text:list-item>
      </text:list>
      <text:p text:style-name="P6"><text:a xlink:type="simple" xlink:href="https://github.com/viboes/tags/tree/master/doc/proposals/overload/P0051.pdf">https://github.com/viboes/tags/tree/master/doc/proposals/overload/P0051.pdf</text:a></text:p>
      <text:list xml:id="list1002173640" text:continue-numbering="true" text:style-name="L9">
        <text:list-item>
          <text:p text:style-name="P18">[PM] Open Pattern Matching for C++</text:p>
        </text:list-item>
      </text:list>
      <text:p text:style-name="P6"><text:a xlink:type="simple" xlink:href="http://www.stroustrup.com/OpenPatternMatching.pdf">http://www.stroustrup.com/OpenPatternMatching.pdf</text:a></text:p>
      <text:p text:style-name="P6"/>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pitch="variable" style:font-charset="x-symbo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Arial Unicode MS" style:font-size-asian="24pt" style:font-weight-asian="bold" style:font-name-complex="Arial Unicode MS"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Arial Unicode MS" style:font-size-asian="18pt" style:font-weight-asian="bold" style:font-name-complex="Arial Unicode MS" style:font-size-complex="18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style:font-name-asian="Courier New" style:font-name-complex="Courier New"/>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Botet<text:tab/>C++ generic match function<text:tab/>D0050</text:p>
      </style:header>
      <style:footer>
        <text:p text:style-name="MP1"><text:page-number text:select-page="current">1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Vicente Botet Escriba</meta:initial-creator>
    <meta:creation-date>2015-05-08T21:13:02</meta:creation-date>
    <dc:date>2015-09-15T22:00:32</dc:date>
    <dc:creator>Vicente Botet Escriba</dc:creator>
    <meta:editing-duration>P14DT6H30M2S</meta:editing-duration>
    <meta:editing-cycles>175</meta:editing-cycles>
    <meta:generator>OpenOffice.org/3.3$Unix OpenOffice.org_project/330m20$Build-9567</meta:generator>
    <meta:document-statistic meta:table-count="1" meta:image-count="0" meta:object-count="0" meta:page-count="13" meta:paragraph-count="465" meta:word-count="2399" meta:character-count="15983"/>
  </office:meta>
</office:document-meta>
</file>